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czba miast</text:p>
          </table:table-cell>
          <table:table-cell office:value-type="string" calcext:value-type="string">
            <text:p>Wielkość populacji</text:p>
          </table:table-cell>
          <table:table-cell office:value-type="string" calcext:value-type="string">
            <text:p>liczba iteracj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iczba procesów</text:p>
          </table:table-cell>
          <table:table-cell office:value-type="string" calcext:value-type="string">
            <text:p>czas przetwarzania</text:p>
          </table:table-cell>
          <table:table-cell office:value-type="string" calcext:value-type="string">
            <text:p>Długość najlepszego <text:s/>znalezionego <text:s/>osobnika</text:p>
          </table:table-cell>
          <table:table-cell office:value-type="string" calcext:value-type="string">
            <text:p>średni czas</text:p>
          </table:table-cell>
          <table:table-cell office:value-type="string" calcext:value-type="string">
            <text:p>odchyl. Cz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24731" calcext:value-type="float">
            <text:p>22624731</text:p>
          </table:table-cell>
          <table:table-cell office:value-type="float" office:value="4118" calcext:value-type="float">
            <text:p>4118</text:p>
          </table:table-cell>
          <table:table-cell table:formula="of:=AVERAGE([.B7:.B16])" office:value-type="float" office:value="22683707.3" calcext:value-type="float">
            <text:p>22683707,3</text:p>
          </table:table-cell>
          <table:table-cell table:formula="of:=COM.MICROSOFT.STDEV.P([.B7:.B16])" office:value-type="float" office:value="524405.629194052" calcext:value-type="float">
            <text:p>524405,629194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30350" calcext:value-type="float">
            <text:p>21830350</text:p>
          </table:table-cell>
          <table:table-cell office:value-type="float" office:value="4333" calcext:value-type="float">
            <text:p>4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23401" calcext:value-type="float">
            <text:p>23123401</text:p>
          </table:table-cell>
          <table:table-cell office:value-type="float" office:value="4168" calcext:value-type="float">
            <text:p>41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33185" calcext:value-type="float">
            <text:p>22933185</text:p>
          </table:table-cell>
          <table:table-cell office:value-type="float" office:value="4283" calcext:value-type="float">
            <text:p>42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80481" calcext:value-type="float">
            <text:p>23080481</text:p>
          </table:table-cell>
          <table:table-cell office:value-type="float" office:value="4132" calcext:value-type="float">
            <text:p>4132</text:p>
          </table:table-cell>
          <table:table-cell table:formula="of:=AVERAGE([.C7:.C16])" office:value-type="float" office:value="4217.8" calcext:value-type="float">
            <text:p>4217,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78155" calcext:value-type="float">
            <text:p>22578155</text:p>
          </table:table-cell>
          <table:table-cell office:value-type="float" office:value="4154" calcext:value-type="float">
            <text:p>41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70636" calcext:value-type="float">
            <text:p>22370636</text:p>
          </table:table-cell>
          <table:table-cell office:value-type="float" office:value="4404" calcext:value-type="float">
            <text:p>44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0334" calcext:value-type="float">
            <text:p>23490334</text:p>
          </table:table-cell>
          <table:table-cell office:value-type="float" office:value="4101" calcext:value-type="float">
            <text:p>4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16466" calcext:value-type="float">
            <text:p>21816466</text:p>
          </table:table-cell>
          <table:table-cell office:value-type="float" office:value="4312" calcext:value-type="float">
            <text:p>43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89334" calcext:value-type="float">
            <text:p>22989334</text:p>
          </table:table-cell>
          <table:table-cell office:value-type="float" office:value="4173" calcext:value-type="float">
            <text:p>417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67212" calcext:value-type="float">
            <text:p>12067212</text:p>
          </table:table-cell>
          <table:table-cell office:value-type="float" office:value="4057" calcext:value-type="float">
            <text:p>4057</text:p>
          </table:table-cell>
          <table:table-cell table:formula="of:=AVERAGE([.B19:.B28])" office:value-type="float" office:value="10965189.8" calcext:value-type="float">
            <text:p>10965189,8</text:p>
          </table:table-cell>
          <table:table-cell table:formula="of:=COM.MICROSOFT.STDEV.P([.B19:.B28])" office:value-type="float" office:value="1154482.29635866" calcext:value-type="float">
            <text:p>1154482,29635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0014" calcext:value-type="float">
            <text:p>10240014</text:p>
          </table:table-cell>
          <table:table-cell office:value-type="float" office:value="4356" calcext:value-type="float">
            <text:p>43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89274" calcext:value-type="float">
            <text:p>10389274</text:p>
          </table:table-cell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8129" calcext:value-type="float">
            <text:p>10118129</text:p>
          </table:table-cell>
          <table:table-cell office:value-type="float" office:value="4079" calcext:value-type="float">
            <text:p>40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14524" calcext:value-type="float">
            <text:p>10714524</text:p>
          </table:table-cell>
          <table:table-cell office:value-type="float" office:value="4477" calcext:value-type="float">
            <text:p>4477</text:p>
          </table:table-cell>
          <table:table-cell table:formula="of:=AVERAGE([.C19:.C28])" office:value-type="float" office:value="4229.1" calcext:value-type="float">
            <text:p>4229,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19530" calcext:value-type="float">
            <text:p>9819530</text:p>
          </table:table-cell>
          <table:table-cell office:value-type="float" office:value="4116" calcext:value-type="float">
            <text:p>41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2613" calcext:value-type="float">
            <text:p>10242613</text:p>
          </table:table-cell>
          <table:table-cell office:value-type="float" office:value="4262" calcext:value-type="float">
            <text:p>42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76345" calcext:value-type="float">
            <text:p>11176345</text:p>
          </table:table-cell>
          <table:table-cell office:value-type="float" office:value="4249" calcext:value-type="float">
            <text:p>42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7137" calcext:value-type="float">
            <text:p>10987137</text:p>
          </table:table-cell>
          <table:table-cell office:value-type="float" office:value="4367" calcext:value-type="float">
            <text:p>43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97120" calcext:value-type="float">
            <text:p>13897120</text:p>
          </table:table-cell>
          <table:table-cell office:value-type="float" office:value="4203" calcext:value-type="float">
            <text:p>420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38409" calcext:value-type="float">
            <text:p>5438409</text:p>
          </table:table-cell>
          <table:table-cell office:value-type="float" office:value="4443" calcext:value-type="float">
            <text:p>4443</text:p>
          </table:table-cell>
          <table:table-cell table:formula="of:=AVERAGE([.B30:.B39])" office:value-type="float" office:value="5398396.1" calcext:value-type="float">
            <text:p>5398396,1</text:p>
          </table:table-cell>
          <table:table-cell table:formula="of:=COM.MICROSOFT.STDEV.P([.B30:.B39])" office:value-type="float" office:value="437396.733735736" calcext:value-type="float">
            <text:p>437396,733735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80838" calcext:value-type="float">
            <text:p>5580838</text:p>
          </table:table-cell>
          <table:table-cell office:value-type="float" office:value="4303" calcext:value-type="float">
            <text:p>43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99326" calcext:value-type="float">
            <text:p>5299326</text:p>
          </table:table-cell>
          <table:table-cell office:value-type="float" office:value="4243" calcext:value-type="float">
            <text:p>42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17204" calcext:value-type="float">
            <text:p>6117204</text:p>
          </table:table-cell>
          <table:table-cell office:value-type="float" office:value="4412" calcext:value-type="float">
            <text:p>44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20118" calcext:value-type="float">
            <text:p>4920118</text:p>
          </table:table-cell>
          <table:table-cell office:value-type="float" office:value="4401" calcext:value-type="float">
            <text:p>4401</text:p>
          </table:table-cell>
          <table:table-cell table:formula="of:=AVERAGE([.C30:.C39])" office:value-type="float" office:value="4373.9" calcext:value-type="float">
            <text:p>4373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01893" calcext:value-type="float">
            <text:p>6101893</text:p>
          </table:table-cell>
          <table:table-cell office:value-type="float" office:value="4308" calcext:value-type="float">
            <text:p>43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20690" calcext:value-type="float">
            <text:p>5020690</text:p>
          </table:table-cell>
          <table:table-cell office:value-type="float" office:value="4326" calcext:value-type="float">
            <text:p>43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4555" calcext:value-type="float">
            <text:p>5054555</text:p>
          </table:table-cell>
          <table:table-cell office:value-type="float" office:value="4223" calcext:value-type="float">
            <text:p>42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17520" calcext:value-type="float">
            <text:p>5617520</text:p>
          </table:table-cell>
          <table:table-cell office:value-type="float" office:value="4634" calcext:value-type="float">
            <text:p>46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3408" calcext:value-type="float">
            <text:p>4833408</text:p>
          </table:table-cell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4242" calcext:value-type="float">
            <text:p>3454242</text:p>
          </table:table-cell>
          <table:table-cell office:value-type="float" office:value="4454" calcext:value-type="float">
            <text:p>4454</text:p>
          </table:table-cell>
          <table:table-cell table:formula="of:=AVERAGE([.B42:.B51])" office:value-type="float" office:value="3230787.8" calcext:value-type="float">
            <text:p>3230787,8</text:p>
          </table:table-cell>
          <table:table-cell table:formula="of:=COM.MICROSOFT.STDEV.P([.B42:.B51])" office:value-type="float" office:value="261498.978154332" calcext:value-type="float">
            <text:p>261498,978154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3239" calcext:value-type="float">
            <text:p>3063239</text:p>
          </table:table-cell>
          <table:table-cell office:value-type="float" office:value="4437" calcext:value-type="float">
            <text:p>44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1076" calcext:value-type="float">
            <text:p>3231076</text:p>
          </table:table-cell>
          <table:table-cell office:value-type="float" office:value="4653" calcext:value-type="float">
            <text:p>465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3008" calcext:value-type="float">
            <text:p>3323008</text:p>
          </table:table-cell>
          <table:table-cell office:value-type="float" office:value="4782" calcext:value-type="float">
            <text:p>47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5240" calcext:value-type="float">
            <text:p>2665240</text:p>
          </table:table-cell>
          <table:table-cell office:value-type="float" office:value="4496" calcext:value-type="float">
            <text:p>4496</text:p>
          </table:table-cell>
          <table:table-cell table:formula="of:=AVERAGE([.C42:.C51])" office:value-type="float" office:value="4477.6" calcext:value-type="float">
            <text:p>4477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0976" calcext:value-type="float">
            <text:p>3020976</text:p>
          </table:table-cell>
          <table:table-cell office:value-type="float" office:value="4586" calcext:value-type="float">
            <text:p>458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6978" calcext:value-type="float">
            <text:p>3236978</text:p>
          </table:table-cell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7545" calcext:value-type="float">
            <text:p>3247545</text:p>
          </table:table-cell>
          <table:table-cell office:value-type="float" office:value="4398" calcext:value-type="float">
            <text:p>43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73544" calcext:value-type="float">
            <text:p>3373544</text:p>
          </table:table-cell>
          <table:table-cell office:value-type="float" office:value="4433" calcext:value-type="float">
            <text:p>44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92030" calcext:value-type="float">
            <text:p>3692030</text:p>
          </table:table-cell>
          <table:table-cell office:value-type="float" office:value="4361" calcext:value-type="float">
            <text:p>43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17:47:30.3801808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39:30.570542917</meta:creation-date>
    <dc:date>2016-01-31T18:25:55.906012092</dc:date>
    <meta:editing-duration>PT37M54S</meta:editing-duration>
    <meta:editing-cycles>3</meta:editing-cycles>
    <meta:generator>LibreOffice/4.2.8.2$Linux_X86_64 LibreOffice_project/420m0$Build-2</meta:generator>
    <meta:document-statistic meta:table-count="1" meta:cell-count="143" meta:object-count="0"/>
  </office:meta>
</office:document-meta>
</file>